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4ec1e"/>
    </style:style>
    <style:style style:name="P2" style:family="paragraph" style:parent-style-name="Standard">
      <style:text-properties fo:font-size="10pt" officeooo:paragraph-rsid="0004ec1e" style:font-size-asian="10pt" style:font-size-complex="10pt"/>
    </style:style>
    <style:style style:name="P3" style:family="paragraph" style:parent-style-name="Standard">
      <style:text-properties fo:font-size="12pt" officeooo:paragraph-rsid="0004ec1e" style:font-size-asian="12pt" style:font-size-complex="12pt"/>
    </style:style>
    <style:style style:name="P4" style:family="paragraph" style:parent-style-name="Standard">
      <style:text-properties fo:font-size="12pt" fo:font-weight="normal" officeooo:paragraph-rsid="0004ec1e"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ackwarming Radiation: </text:span><text:span text:style-name="T5">In this mechanism, high energy electrons along with high energy xray photons reach the photosphere and quickly heat the photospheric material, producing white light emission. The radiation pressure generated during this process induces waves that propagate in the sun and later the sunquake.</text:span></text:p>
      <text:p text:style-name="P4"><text:span text:style-name="T3"/></text:p>
      <text:p text:style-name="P3"><text:span text:style-name="T6">Direct Proton Collisions</text:span>: Similar to the electron backwarming radiation, direct proton collisions can generate rediation pressure and mechanical work to produce propagating waves in the interior, that later can be recognised as</text:p>
      <text:p text:style-name="P4"><text:span text:style-name="T3">seismic signatures. </text:span></text:p>
      <text:p text:style-name="P3"><text:span text:style-name="T4"/></text:p>
      <text:p text:style-name="P3"><text:span text:style-name="T4"/></text:p>
      <text:p text:style-name="P3"><text:span text:style-name="T4">Shocks:</text:span> One of the outcomes of solar flares is the transformation of magnetic free energy into the movement of coronal material. Some of the material moves upward, away from the photosphere, whilst some mass <text:s/>(particle beam) moves toward it. Some of the material is then thermalised in the corona, and some reaches the chromosphere where the beam of particle loses it's energy, producing xray emission and heating the surrounding material which cools, Kosovichev and Zharkova (1995 &amp; 98) proposed that the explosive ablation (ablation = removal of material) of the material in the chromosphere by the beam generates a shock wave which propagates downward to the solar surface inducing subphotospheric waves.</text:p>
      <text:p text:style-name="P3"/>
      <text:p text:style-name="P3"/>
      <text:p text:style-name="P3"><text:span text:style-name="T6">Magnetic Field Variation</text:span> or the "McClymont Jerk": Based on the relaxation of the coronal magnetic field. When a magnetic field reconnects forming a new loop, lower loops can relax, becoming more horizontal. If this relaxation of a loop is sufficiently fast, it can exert mechanical work on the surface of the sun, inducing waves. This mechanism of coupling is known as the McClymont jerk idea<text:tab/><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09:27:58</meta:creation-date>
    <meta:print-date>2015-03-30T09:41:23</meta:print-date>
    <dc:date>2015-03-30T11:00:43</dc:date>
    <meta:editing-duration>PT1H17M34S</meta:editing-duration>
    <meta:editing-cycles>1</meta:editing-cycles>
    <meta:document-statistic meta:table-count="0" meta:image-count="0" meta:object-count="0" meta:page-count="1" meta:paragraph-count="5" meta:word-count="255" meta:character-count="1662" meta:non-whitespace-character-count="1408"/>
    <meta:generator>LibreOffice/4.0.4.2$Linux_X86_64 LibreOffice_project/400m0$Build-2</meta:generator>
  </office:meta>
</office:document-meta>
</file>